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6.674/100000000000" office:value-type="float" office:value="0.00000000006674" calcext:value-type="float">
            <text:p>6.674E-011</text:p>
          </table:table-cell>
          <table:table-cell/>
          <table:table-cell office:value-type="string" calcext:value-type="string">
            <text:p>L2term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PI()*(SQRT([.C4])^3/SQRT(8*[.C5]*([.C2]+[.C3])))" office:value-type="float" office:value="191360.415336864" calcext:value-type="float">
            <text:p>191360.415336864</text:p>
          </table:table-cell>
          <table:table-cell/>
          <table:table-cell office:value-type="string" calcext:value-type="string">
            <text:p>non integ</text:p>
          </table:table-cell>
          <table:table-cell table:formula="of:=-1/SQRT(2*[.C5]*([.C2]+[.C3]))" office:value-type="float" office:value="-10896.2540743627" calcext:value-type="float">
            <text:p>-10896.25407436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teg</text:p>
          </table:table-cell>
          <table:table-cell table:formula="of:=SQRT([.C4])^3*(ASIN(SQRT([.F5]/[.C4]))-SIN(2*ASIN(SQRT([.F5]/[.C4])))/2-PI()/2)" office:value-type="float" office:value="-17.0102201561144" calcext:value-type="float">
            <text:p>-17.0102201561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table:formula="of:=FLOOR([.C7]/3600/24;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ur</text:p>
          </table:table-cell>
          <table:table-cell table:formula="of:=MOD(FLOOR([.C7]/3600;1);24)" office:value-type="float" office:value="5" calcext:value-type="float">
            <text:p>5</text:p>
          </table:table-cell>
          <table:table-cell/>
          <table:table-cell office:value-type="string" calcext:value-type="string">
            <text:p>T</text:p>
          </table:table-cell>
          <table:table-cell table:formula="of:=[.F7]*[.F8]" office:value-type="float" office:value="185347.680681868" calcext:value-type="float">
            <text:p>185347.680681868</text:p>
          </table:table-cell>
        </table:table-row>
        <table:table-row table:style-name="ro1">
          <table:table-cell/>
          <table:table-cell office:value-type="string" calcext:value-type="string">
            <text:p>minute</text:p>
          </table:table-cell>
          <table:table-cell table:formula="of:=MOD(FLOOR([.C7]/60;1);6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cond</text:p>
          </table:table-cell>
          <table:table-cell table:formula="of:=MOD(FLOOR([.C7];1);60)" office:value-type="float" office:value="20" calcext:value-type="float">
            <text:p>20</text:p>
          </table:table-cell>
          <table:table-cell/>
          <table:table-cell office:value-type="string" calcext:value-type="string">
            <text:p>day</text:p>
          </table:table-cell>
          <table:table-cell table:formula="of:=FLOOR([.F10]/3600/24;1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ur</text:p>
          </table:table-cell>
          <table:table-cell table:formula="of:=MOD(FLOOR([.F10]/3600;1);24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nute</text:p>
          </table:table-cell>
          <table:table-cell table:formula="of:=MOD(FLOOR([.F10]/60;1);60)"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cond</text:p>
          </table:table-cell>
          <table:table-cell table:formula="of:=MOD(FLOOR([.F10];1);60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02:22:15.458366666</meta:creation-date>
    <dc:date>2017-02-04T17:38:10.120524922</dc:date>
    <meta:editing-duration>PT36M3S</meta:editing-duration>
    <meta:editing-cycles>1</meta:editing-cycles>
    <meta:document-statistic meta:table-count="1" meta:cell-count="34" meta:object-count="0"/>
    <meta:generator>LibreOffice/4.2.8.2$Linux_X86_64 LibreOffice_project/420m0$Build-2</meta:generator>
  </office:meta>
</office:document-meta>
</file>